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9in" style:rel-column-width="15700*"/>
    </style:style>
    <style:style style:name="Table2.B" style:family="table-column">
      <style:table-column-properties style:column-width="3.3785in" style:rel-column-width="31972*"/>
    </style:style>
    <style:style style:name="Table2.C" style:family="table-column">
      <style:table-column-properties style:column-width="1.8875in" style:rel-column-width="178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style:font-name="Liberation Serif1"/>
    </style:style>
    <style:style style:name="P2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style:font-name="Liberation Serif1" officeooo:rsid="00a64ded" officeooo:paragraph-rsid="00a64ded"/>
    </style:style>
    <style:style style:name="P28" style:family="paragraph" style:parent-style-name="Table_20_Contents">
      <style:text-properties style:font-name="Liberation Serif1" officeooo:rsid="00a70a1f" officeooo:paragraph-rsid="00a70a1f"/>
    </style:style>
    <style:style style:name="P29" style:family="paragraph" style:parent-style-name="Table_20_Contents">
      <style:text-properties style:font-name="Liberation Serif1" officeooo:rsid="00a7ef44" officeooo:paragraph-rsid="00a7ef44"/>
    </style:style>
    <style:style style:name="P30" style:family="paragraph" style:parent-style-name="Table_20_Contents">
      <style:text-properties style:font-name="Liberation Serif1" officeooo:rsid="00a93856" officeooo:paragraph-rsid="00a93856"/>
    </style:style>
    <style:style style:name="P31" style:family="paragraph" style:parent-style-name="Table_20_Contents">
      <style:text-properties style:font-name="Liberation Serif1" officeooo:rsid="00a97010" officeooo:paragraph-rsid="00a97010"/>
    </style:style>
    <style:style style:name="P32" style:family="paragraph" style:parent-style-name="Table_20_Contents">
      <style:text-properties style:font-name="Liberation Serif1" officeooo:rsid="00aaae52" officeooo:paragraph-rsid="00aaae52"/>
    </style:style>
    <style:style style:name="P33" style:family="paragraph" style:parent-style-name="Table_20_Contents">
      <style:text-properties style:font-name="Liberation Serif1" officeooo:rsid="00aacfdb" officeooo:paragraph-rsid="00aacfdb"/>
    </style:style>
    <style:style style:name="P34" style:family="paragraph" style:parent-style-name="Table_20_Contents">
      <style:text-properties style:font-name="Liberation Serif1" officeooo:rsid="00accd00" officeooo:paragraph-rsid="00accd00"/>
    </style:style>
    <style:style style:name="P35" style:family="paragraph" style:parent-style-name="Table_20_Contents">
      <style:text-properties style:font-name="Liberation Serif1" officeooo:rsid="00b31a31" officeooo:paragraph-rsid="00b31a31"/>
    </style:style>
    <style:style style:name="P36" style:family="paragraph" style:parent-style-name="Table_20_Contents">
      <style:text-properties style:font-name="Liberation Serif1" officeooo:rsid="00b69a00" officeooo:paragraph-rsid="00b69a00"/>
    </style:style>
    <style:style style:name="P37" style:family="paragraph" style:parent-style-name="Table_20_Contents">
      <style:text-properties style:font-name="Liberation Serif1" officeooo:rsid="00b8823f" officeooo:paragraph-rsid="00b8823f"/>
    </style:style>
    <style:style style:name="P38" style:family="paragraph" style:parent-style-name="Table_20_Contents">
      <style:text-properties style:font-name="Liberation Serif1" officeooo:rsid="00b9d9f9" officeooo:paragraph-rsid="00b9d9f9"/>
    </style:style>
    <style:style style:name="P39" style:family="paragraph" style:parent-style-name="Table_20_Contents">
      <style:text-properties style:font-name="Liberation Serif1" officeooo:rsid="00bbdb91" officeooo:paragraph-rsid="00bbdb91"/>
    </style:style>
    <style:style style:name="P40" style:family="paragraph" style:parent-style-name="Table_20_Contents">
      <style:text-properties style:font-name="Liberation Serif1" officeooo:rsid="00bc8acd" officeooo:paragraph-rsid="00bc8ac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Liberation Serif1" fo:language="it" fo:country="IT" officeooo:rsid="00c914da" officeooo:paragraph-rsid="00c914da"/>
    </style:style>
    <style:style style:name="P52" style:family="paragraph" style:parent-style-name="Standard">
      <style:text-properties style:font-name="Liberation Serif1" fo:language="it" fo:country="IT" officeooo:rsid="00caeda9" officeooo:paragraph-rsid="00caeda9"/>
    </style:style>
    <style:style style:name="P53" style:family="paragraph" style:parent-style-name="Standard">
      <style:text-properties style:font-name="Liberation Serif1" fo:language="it" fo:country="IT" officeooo:rsid="00cb5566" officeooo:paragraph-rsid="00cb5566"/>
    </style:style>
    <style:style style:name="P54" style:family="paragraph" style:parent-style-name="Standard">
      <style:text-properties style:font-name="Liberation Serif1" fo:language="it" fo:country="IT" officeooo:rsid="00cc8e01" officeooo:paragraph-rsid="00cc8e01"/>
    </style:style>
    <style:style style:name="P55" style:family="paragraph" style:parent-style-name="Standard">
      <style:text-properties style:font-name="Liberation Serif1" fo:language="it" fo:country="IT" officeooo:rsid="00cf34ab" officeooo:paragraph-rsid="00cf34ab"/>
    </style:style>
    <style:style style:name="P56" style:family="paragraph" style:parent-style-name="Standard">
      <style:text-properties style:font-name="Liberation Serif1" fo:language="it" fo:country="IT" officeooo:rsid="00d431e0" officeooo:paragraph-rsid="00d431e0"/>
    </style:style>
    <style:style style:name="P57" style:family="paragraph" style:parent-style-name="Standard">
      <style:text-properties style:font-name="Liberation Serif1" fo:language="it" fo:country="IT" officeooo:rsid="00565ae8" officeooo:paragraph-rsid="009e326c"/>
    </style:style>
    <style:style style:name="P58" style:family="paragraph" style:parent-style-name="Standard">
      <style:text-properties style:font-name="Liberation Serif1" fo:language="it" fo:country="IT" fo:font-style="italic" style:text-underline-style="solid" style:text-underline-width="auto" style:text-underline-color="font-color" officeooo:rsid="00c0347f" officeooo:paragraph-rsid="00c0347f" style:font-style-asian="italic" style:font-style-complex="italic"/>
    </style:style>
    <style:style style:name="P59" style:family="paragraph" style:parent-style-name="Standard">
      <style:text-properties style:font-name="Liberation Serif1" fo:language="it" fo:country="IT" style:text-underline-style="solid" style:text-underline-width="auto" style:text-underline-color="font-color" officeooo:rsid="00c0347f" officeooo:paragraph-rsid="00c62852"/>
    </style:style>
    <style:style style:name="P60" style:family="paragraph" style:parent-style-name="Standard">
      <style:text-properties style:font-name="Liberation Serif1" fo:language="it" fo:country="IT" style:text-underline-style="solid" style:text-underline-width="auto" style:text-underline-color="font-color" officeooo:rsid="00c0347f" officeooo:paragraph-rsid="00dd6355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665b2"/>
    </style:style>
    <style:style style:name="T33" style:family="text">
      <style:text-properties officeooo:rsid="009a8a1d"/>
    </style:style>
    <style:style style:name="T34" style:family="text">
      <style:text-properties officeooo:rsid="00a77f26"/>
    </style:style>
    <style:style style:name="T35" style:family="text">
      <style:text-properties officeooo:rsid="00b08cb9"/>
    </style:style>
    <style:style style:name="T36" style:family="text">
      <style:text-properties officeooo:rsid="00b419e0"/>
    </style:style>
    <style:style style:name="T37" style:family="text">
      <style:text-properties officeooo:rsid="00b5e809"/>
    </style:style>
    <style:style style:name="T38" style:family="text">
      <style:text-properties officeooo:rsid="00b642d6"/>
    </style:style>
    <style:style style:name="T39" style:family="text">
      <style:text-properties officeooo:rsid="00c20616"/>
    </style:style>
    <style:style style:name="T40" style:family="text">
      <style:text-properties officeooo:rsid="00c2c884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ccf621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0e273e7" style:font-weight-asian="normal" style:font-weight-complex="normal"/>
    </style:style>
    <style:style style:name="T50" style:family="text">
      <style:text-properties officeooo:rsid="00d431e0"/>
    </style:style>
    <style:style style:name="T51" style:family="text">
      <style:text-properties officeooo:rsid="00d4bfd6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c62852" style:font-style-asian="italic" style:font-style-complex="italic"/>
    </style:style>
    <style:style style:name="T54" style:family="text">
      <style:text-properties fo:font-style="italic" officeooo:rsid="00dd4680" style:font-style-asian="italic" style:font-style-complex="italic"/>
    </style:style>
    <style:style style:name="T55" style:family="text">
      <style:text-properties fo:font-style="italic" officeooo:rsid="00dd6355" style:font-style-asian="italic" style:font-style-complex="italic"/>
    </style:style>
    <style:style style:name="T56" style:family="text">
      <style:text-properties officeooo:rsid="00d94524"/>
    </style:style>
    <style:style style:name="T57" style:family="text">
      <style:text-properties officeooo:rsid="00d9bf93"/>
    </style:style>
    <style:style style:name="T58" style:family="text">
      <style:text-properties officeooo:rsid="00d9c5d7"/>
    </style:style>
    <style:style style:name="T59" style:family="text">
      <style:text-properties officeooo:rsid="00d9ec9d"/>
    </style:style>
    <style:style style:name="T60" style:family="text">
      <style:text-properties officeooo:rsid="00de06d5"/>
    </style:style>
    <style:style style:name="T61" style:family="text">
      <style:text-properties officeooo:rsid="00dfc63e"/>
    </style:style>
    <style:style style:name="T62" style:family="text">
      <style:text-properties officeooo:rsid="00e08278"/>
    </style:style>
    <style:style style:name="T63" style:family="text">
      <style:text-properties officeooo:rsid="00e22a04"/>
    </style:style>
    <style:style style:name="T64" style:family="text">
      <style:text-properties officeooo:rsid="00e2ab5a"/>
    </style:style>
    <style:style style:name="T65" style:family="text">
      <style:text-properties officeooo:rsid="00e36345"/>
    </style:style>
    <style:style style:name="T66" style:family="text">
      <style:text-properties officeooo:rsid="00e3cddd"/>
    </style:style>
    <style:style style:name="T67" style:family="text">
      <style:text-properties officeooo:rsid="00e43d18"/>
    </style:style>
    <style:style style:name="T68" style:family="text">
      <style:text-properties officeooo:rsid="00e8f51c"/>
    </style:style>
    <style:style style:name="T69" style:family="text">
      <style:text-properties officeooo:rsid="00ea035b"/>
    </style:style>
    <style:style style:name="T70" style:family="text">
      <style:text-properties officeooo:rsid="00eb8ad7"/>
    </style:style>
    <style:style style:name="T71" style:family="text">
      <style:text-properties officeooo:rsid="00ed1b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laborato per il corso di Basi di Dati</text:p>
      <text:p text:style-name="P21">A.A 2023/2024</text:p>
      <text:p text:style-name="P19"/>
      <text:p text:style-name="P19"/>
      <text:p text:style-name="P22">progetto di una base di dati per la gestione di una compagnia aerea</text:p>
      <text:p text:style-name="P22"/>
      <text:p text:style-name="P22"/>
      <text:p text:style-name="P41">Daniele Muffato</text:p>
      <text:p text:style-name="P2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Analisi dei requisiti</text:p>
            <text:p text:style-name="P47">Intervista</text:p>
            <text:p text:style-name="P48">Estrazione dei concetti principali</text:p>
          </table:table-cell>
          <table:table-cell table:style-name="Table1.A1" office:value-type="string">
            <text:p text:style-name="P43"/>
            <text:p text:style-name="P47">3</text:p>
            <text:p text:style-name="P48">4</text:p>
          </table:table-cell>
        </table:table-row>
        <table:table-row table:style-name="Table1.1">
          <table:table-cell table:style-name="Table1.A2" office:value-type="string">
            <text:p text:style-name="P42">Progettazione concettuale</text:p>
            <text:p text:style-name="P44"/>
          </table:table-cell>
          <table:table-cell table:style-name="Table1.A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logica</text:p>
            <text:p text:style-name="P46"/>
          </table:table-cell>
          <table:table-cell table:style-name="Table1.B3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dell’applicazione</text:p>
            <text:p text:style-name="P44"/>
          </table:table-cell>
          <table:table-cell table:style-name="Table1.B3">
            <text:p text:style-name="P45"/>
          </table:table-cell>
        </table:table-row>
      </table:table>
      <text:p text:style-name="P2"/>
      <text:p text:style-name="P24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, <text:span text:style-name="T19">la data in cui sono stati assunti, e </text:span><text:span text:style-name="T15">per i pilot</text:span><text:span text:style-name="T32">i</text:span><text:span text:style-name="T15"> si vuole tener traccia delle ore di volo effettuate con la compagnia.</text:span></text:p>
      <text:p text:style-name="P17">Si vuole inoltre utilizzare il database <text:span text:style-name="T20">anche</text:span> per operazioni di analisi. In particolare si vuole poter sapere il profitto medio per una <text:span text:style-name="T33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1">aeroporti di partenza e destinazione con codice IATA, città e stato, </text:span><text:span text:style-name="T24"><text:s/>classe e posto a sedere scelti, o assegnati </text:span><text:span text:style-name="T50">e prezzo complessivo</text:span><text:span text:style-name="T24">.</text:span></text:p>
      <text:p text:style-name="P9"/>
      <text:p text:style-name="P50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Termine</text:p>
          </table:table-cell>
          <table:table-cell table:style-name="Table2.A1" office:value-type="string">
            <text:p text:style-name="P26">Descrizione</text:p>
          </table:table-cell>
          <table:table-cell table:style-name="Table2.C1" office:value-type="string">
            <text:p text:style-name="P26">Sinonimi</text:p>
          </table:table-cell>
        </table:table-row>
        <table:table-row>
          <table:table-cell table:style-name="Table2.A2" office:value-type="string">
            <text:p text:style-name="P27"><text:span text:style-name="T34">V</text:span>olo</text:p>
          </table:table-cell>
          <table:table-cell table:style-name="Table2.A2" office:value-type="string">
            <text:p text:style-name="P28">Un singolo viaggio di un aeroplano tra un aeroporto di partenza e di destinazione.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9">Aeroporto</text:p>
          </table:table-cell>
          <table:table-cell table:style-name="Table2.A2" office:value-type="string">
            <text:p text:style-name="P29">Luogo di partenza o destinazione de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0">Aeroplano</text:p>
          </table:table-cell>
          <table:table-cell table:style-name="Table2.A2" office:value-type="string">
            <text:p text:style-name="P30">Mezzo utilizzato per effettuare i voli</text:p>
          </table:table-cell>
          <table:table-cell table:style-name="Table2.C2" office:value-type="string">
            <text:p text:style-name="P31">Velivolo</text:p>
            <text:p text:style-name="P32">Mezzo</text:p>
          </table:table-cell>
        </table:table-row>
        <table:table-row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Compagnia che assembla 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4">Sedili</text:p>
          </table:table-cell>
          <table:table-cell table:style-name="Table2.A2" office:value-type="string">
            <text:p text:style-name="P34">Posti a sedere per i passeggeri <text:span text:style-name="T35">dei voli</text:span></text:p>
          </table:table-cell>
          <table:table-cell table:style-name="Table2.C2" office:value-type="string">
            <text:p text:style-name="P34">Posti a sedere</text:p>
          </table:table-cell>
        </table:table-row>
        <table:table-row>
          <table:table-cell table:style-name="Table2.A2" office:value-type="string">
            <text:p text:style-name="P35">Classi</text:p>
          </table:table-cell>
          <table:table-cell table:style-name="Table2.A2" office:value-type="string">
            <text:p text:style-name="P35"><text:span text:style-name="T36">Suddivisione</text:span> dei posti a sedere in base al livello di co<text:span text:style-name="T37">m</text:span>for<text:span text:style-name="T38">t</text:span> e servizi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6">Personale di bordo</text:p>
          </table:table-cell>
          <table:table-cell table:style-name="Table2.A2" office:value-type="string">
            <text:p text:style-name="P36">Dipendenti della compagnia aerea che lavorano nell’aeroplano durante i vol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>Passeggeri</text:p>
          </table:table-cell>
          <table:table-cell table:style-name="Table2.A2" office:value-type="string">
            <text:p text:style-name="P37">Persone che comprano un biglietto per poter fare parte di un volo</text:p>
          </table:table-cell>
          <table:table-cell table:style-name="Table2.C2" office:value-type="string">
            <text:p text:style-name="P38">Clienti</text:p>
          </table:table-cell>
        </table:table-row>
        <table:table-row>
          <table:table-cell table:style-name="Table2.A2" office:value-type="string">
            <text:p text:style-name="P39">Biglietto</text:p>
          </table:table-cell>
          <table:table-cell table:style-name="Table2.A2" office:value-type="string">
            <text:p text:style-name="P40">Documento che permette ai clienti di prenotare un vol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3"/>
      <text:p text:style-name="P58">Segue un testo che riassuma i concetti, <text:span text:style-name="T40">privo di </text:span><text:span text:style-name="T39">eventuali</text:span> ambiguità:</text:p>
      <text:p text:style-name="P51">Ogni <text:span text:style-name="T41">volo</text:span><text:span text:style-name="T43"> è identificato dall’aeroporto di partenza, dall’aeroporto di destinazione e dalla data e ora di partenza.</text:span></text:p>
      <text:p text:style-name="P52">Gli <text:span text:style-name="T41">aeroporti</text:span><text:span text:style-name="T43"> sono identificati univocamente da un codice ICAO, e si vuole memorizzarne anche la città e lo stato in cui sono locati.</text:span></text:p>
      <text:p text:style-name="P53"><text:span text:style-name="T43">Ogni volo è effettuato da un </text:span><text:span text:style-name="T41">aeroplano</text:span><text:span text:style-name="T43">, che può essere in noleggio o posseduto dall compagnia. Inoltre gli aeroplani hanno un </text:span><text:span text:style-name="T44">produttore, e un nome del modello, univoco rispetto al produttore.</text:span></text:p>
      <text:p text:style-name="P54"><text:span text:style-name="T44">O</text:span><text:span text:style-name="T43">gni aeroplano è suddiviso in tre </text:span><text:span text:style-name="T41">classi</text:span><text:span text:style-name="T43">: economica, prima e business. </text:span><text:span text:style-name="T45">Il prezzo dei </text:span><text:span text:style-name="T42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55"><text:span text:style-name="T43">Si vuole inoltre memorizzare il </text:span><text:span text:style-name="T41">personale di bordo</text:span><text:span text:style-name="T43">, con nome, cognome, codice fiscale, data di nascita, età, il loro ruolo (hostess, steward, comandante o primo ufficiale), la data in cui sono stati assunti.</text:span></text:p>
      <text:p text:style-name="P56"><text:span text:style-name="T43">Per i </text:span><text:span text:style-name="T41">passeggeri</text:span><text:span text:style-name="T43"> si vuole memorizzare nome, cognome, codice fiscale, l’email e la password con cui si sono iscritti all’applicativo, e la lista dei biglietti che hanno acquistato. </text:span></text:p>
      <text:p text:style-name="P56"><text:span text:style-name="T43">Infine i </text:span><text:span text:style-name="T41">biglietti</text:span><text:span text:style-name="T43"> devono riportare </text:span><text:span text:style-name="T47">i dati personali del passeggero, data e ora di partenza e arrivo del volo, </text:span><text:span text:style-name="T48">aeroporti di partenza e destinazione con rispettivi codici IATA, città e stato, classe e sedile, e prezzo complessivo.</text:span></text:p>
      <text:p text:style-name="P59"><text:soft-page-break/><text:span text:style-name="T52">Segue un </text:span><text:span text:style-name="T53">elenco delle principali operazioni richieste </text:span><text:span text:style-name="T54">per un amministratore di sistema</text:span><text:span text:style-name="T52">:</text:span></text:p>
      <text:p text:style-name="P13">- <text:span text:style-name="T56">inserimento e cancellazione di voli</text:span></text:p>
      <text:p text:style-name="P13">- <text:span text:style-name="T63">inserimento di nuovi aeroporti</text:span></text:p>
      <text:p text:style-name="P13">- <text:span text:style-name="T64">aggiungere nuovo personale di bordo</text:span></text:p>
      <text:p text:style-name="P13">- <text:span text:style-name="T60">assegnare il personale di bordo ad uno specifico volo</text:span></text:p>
      <text:p text:style-name="P13">- <text:span text:style-name="T65">aggiungere nuovi aeroplani </text:span></text:p>
      <text:p text:style-name="P13">- <text:span text:style-name="T59">calcolo </text:span><text:span text:style-name="T57">delle ore di volo effettuate da un pilota con la compagnia</text:span></text:p>
      <text:p text:style-name="P13">- <text:span text:style-name="T58">calcolo del </text:span><text:span text:style-name="T59">profitto medio per una data tratta in un dato periodo</text:span></text:p>
      <text:p text:style-name="P13">- <text:span text:style-name="T59">calcolo delle tratte più trafficate in un dato periodo</text:span></text:p>
      <text:p text:style-name="P13"/>
      <text:p text:style-name="P60"><text:span text:style-name="T52">Segue un </text:span><text:span text:style-name="T53">elenco delle principali operazioni richieste </text:span><text:span text:style-name="T54">per </text:span><text:span text:style-name="T55">un passeggero</text:span><text:span text:style-name="T52">:</text:span></text:p>
      <text:p text:style-name="P13">- <text:span text:style-name="T60">iscriversi all’applicativo</text:span></text:p>
      <text:p text:style-name="P13">- <text:span text:style-name="T68">ricerca di un volo, specificando una tratta e una data, </text:span><text:span text:style-name="T69">e acquistare un biglietto </text:span><text:span text:style-name="T70">per tale volo</text:span></text:p>
      <text:p text:style-name="P13">- <text:span text:style-name="T71">visualizzare lista dei biglietti acquista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16:17:38.925109608</dc:date>
    <meta:editing-duration>P1DT15H11M58S</meta:editing-duration>
    <meta:editing-cycles>199</meta:editing-cycles>
    <meta:print-date>2024-03-23T15:55:12.632544733</meta:print-date>
    <meta:printed-by>PDF files</meta:printed-by>
    <meta:document-statistic meta:table-count="2" meta:image-count="0" meta:object-count="0" meta:page-count="5" meta:paragraph-count="78" meta:word-count="966" meta:character-count="6251" meta:non-whitespace-character-count="5355"/>
  </office:meta>
</office:document-meta>
</file>